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5H1M3.000S" table:style-name="ce9">
            <text:p>15:01:03</text:p>
          </table:table-cell>
          <table:table-cell office:value-type="string" table:style-name="ce12">
            <text:p>Last</text:p>
          </table:table-cell>
          <table:table-cell office:value-type="time" office:time-value="PT15H3M3.000S" table:style-name="ce9">
            <text:p>15:03:0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73.14000000000001" table:style-name="ce13">
            <text:p>17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7.360000000000003" table:style-name="ce14">
            <text:p>17.4</text:p>
          </table:table-cell>
          <table:table-cell office:value-type="float" office:value="3.1" table:style-name="ce14">
            <text:p>3.1</text:p>
          </table:table-cell>
          <table:table-cell office:value-type="float" office:value="10.559999999999999" table:style-name="ce14">
            <text:p>10.6</text:p>
          </table:table-cell>
          <table:table-cell office:value-type="float" office:value="68.959999999999994" table:style-name="ce14">
            <text:p>69.0</text:p>
          </table:table-cell>
          <table:table-cell office:value-type="float" office:value="20.46" table:style-name="ce14">
            <text:p>20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49.6" table:style-name="ce13">
            <text:p>25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45.5" table:style-name="ce14">
            <text:p>45.5</text:p>
          </table:table-cell>
          <table:table-cell office:value-type="float" office:value="4.7" table:style-name="ce14">
            <text:p>4.7</text:p>
          </table:table-cell>
          <table:table-cell office:value-type="float" office:value="17.899999999999999" table:style-name="ce14">
            <text:p>17.9</text:p>
          </table:table-cell>
          <table:table-cell office:value-type="float" office:value="93.7" table:style-name="ce14">
            <text:p>93.7</text:p>
          </table:table-cell>
          <table:table-cell office:value-type="float" office:value="50.2" table:style-name="ce14">
            <text:p>50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7H2M33.000S" table:style-name="ce9">
            <text:p>15:02:3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6209677419354835" table:style-name="ce14">
            <text:p>2.6</text:p>
          </table:table-cell>
          <table:table-cell office:value-type="float" office:value="1.5161290322580645" table:style-name="ce14">
            <text:p>1.5</text:p>
          </table:table-cell>
          <table:table-cell office:value-type="float" office:value="1.6950757575757576" table:style-name="ce14">
            <text:p>1.7</text:p>
          </table:table-cell>
          <table:table-cell office:value-type="float" office:value="1.3587587006960558" table:style-name="ce14">
            <text:p>1.4</text:p>
          </table:table-cell>
          <table:table-cell office:value-type="float" office:value="2.4535679374389052" table:style-name="ce14">
            <text:p>2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8.1780000000000008" table:style-name="ce13">
            <text:p>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15.61400000000003" table:style-name="ce13">
            <text:p>41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1.967691174984481E-2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1.020S" table:style-name="ce6">
            <text:p>00:15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9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43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055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527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231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332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8439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388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87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44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25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18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971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31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1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5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5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8467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83730 0 29461 4846870 52109 2 125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0436 0 7056 1207713 10277 2 902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7087 0 7165 1212943 9401 0 103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9865 0 7454 1218392 9534 0 96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6340 0 7784 1207820 22896 0 154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378237 53 217 0 0 0 0 2 0 2 0 0 0 1177 0 171212 66 0 0 0 0 0 0 0 22 0 0 0 0 0 0 0 0 84282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830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466908 0 1801113 234979 349986 171253 0 189 744948 1393 1163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80241252 <text:s/>487199 <text:s text:c="3"/>0 <text:s/>173 <text:s text:c="3"/>0 <text:s text:c="4"/>0 <text:s text:c="9"/>0 <text:s text:c="8"/>0 760038103 <text:s/>58610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5244 27184 3032878 418512 125963 1089565 9745752 10126832 0 661920 10567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4962 26428 3024586 416056 125245 1026205 9232920 9568576 0 659592 10006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27 746 7784 2236 718 63360 512832 558256 0 17900 560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161295 25 560 6 57 46194 85641 20 0 1 0 4 2928640 93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3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87199 errors:0 dropped:17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8610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80241252 (80.2 MB) <text:s/>TX bytes:760038103 (760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601 <text:s text:c="5"/>4680 <text:s/>36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4.2" table:style-name="ce1">
            <text:p>4.2</text:p>
          </table:table-cell>
          <table:table-cell office:value-type="float" office:value="93.7" table:style-name="ce1">
            <text:p>93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9.9" table:style-name="ce1">
            <text:p>9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.2" table:style-name="ce1">
            <text:p>6.2</text:p>
          </table:table-cell>
          <table:table-cell office:value-type="float" office:value="81.7" table:style-name="ce1">
            <text:p>81.7</text:p>
          </table:table-cell>
          <table:table-cell office:value-type="float" office:value="12.100000000000001" table:style-name="ce1">
            <text:p>1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45.5" table:style-name="ce1">
            <text:p>45.5</text:p>
          </table:table-cell>
          <table:table-cell office:value-type="float" office:value="4.7" table:style-name="ce1">
            <text:p>4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1.5" table:style-name="ce1">
            <text:p>41.5</text:p>
          </table:table-cell>
          <table:table-cell office:value-type="float" office:value="50.2" table:style-name="ce1">
            <text:p>5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1.7" table:style-name="ce1">
            <text:p>11.7</text:p>
          </table:table-cell>
          <table:table-cell office:value-type="float" office:value="3.4" table:style-name="ce1">
            <text:p>3.4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67" table:style-name="ce1">
            <text:p>67</text:p>
          </table:table-cell>
          <table:table-cell office:value-type="float" office:value="15.1" table:style-name="ce1">
            <text:p>1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4.3" table:style-name="ce1">
            <text:p>4.3</text:p>
          </table:table-cell>
          <table:table-cell office:value-type="float" office:value="16.2" table:style-name="ce1">
            <text:p>16.2</text:p>
          </table:table-cell>
          <table:table-cell office:value-type="float" office:value="60.9" table:style-name="ce1">
            <text:p>60.9</text:p>
          </table:table-cell>
          <table:table-cell office:value-type="float" office:value="22.900000000000002" table:style-name="ce1">
            <text:p>2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7.360000000000003" table:style-name="ce1">
            <text:p>17.36</text:p>
          </table:table-cell>
          <table:table-cell office:value-type="float" office:value="3.1" table:style-name="ce1">
            <text:p>3.1</text:p>
          </table:table-cell>
          <table:table-cell office:value-type="float" office:value="10.559999999999999" table:style-name="ce1">
            <text:p>10.56</text:p>
          </table:table-cell>
          <table:table-cell office:value-type="float" office:value="68.959999999999994" table:style-name="ce1">
            <text:p>68.96</text:p>
          </table:table-cell>
          <table:table-cell office:value-type="float" office:value="20.46" table:style-name="ce1">
            <text:p>20.46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15.6" table:style-name="ce11">
            <text:p>15.6</text:p>
          </table:table-cell>
          <table:table-cell office:value-type="float" office:value="2.58" table:style-name="ce11">
            <text:p>2.6</text:p>
          </table:table-cell>
          <table:table-cell office:value-type="float" office:value="2.8400000000000003" table:style-name="ce11">
            <text:p>2.8</text:p>
          </table:table-cell>
          <table:table-cell office:value-type="float" office:value="78.960000000000008" table:style-name="ce11">
            <text:p>7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19.18" table:style-name="ce11">
            <text:p>19.2</text:p>
          </table:table-cell>
          <table:table-cell office:value-type="float" office:value="2.84" table:style-name="ce11">
            <text:p>2.8</text:p>
          </table:table-cell>
          <table:table-cell office:value-type="float" office:value="3.16" table:style-name="ce11">
            <text:p>3.2</text:p>
          </table:table-cell>
          <table:table-cell office:value-type="float" office:value="74.84" table:style-name="ce11">
            <text:p>7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19.380000000000003" table:style-name="ce11">
            <text:p>19.4</text:p>
          </table:table-cell>
          <table:table-cell office:value-type="float" office:value="2.64" table:style-name="ce11">
            <text:p>2.6</text:p>
          </table:table-cell>
          <table:table-cell office:value-type="float" office:value="3.14" table:style-name="ce11">
            <text:p>3.1</text:p>
          </table:table-cell>
          <table:table-cell office:value-type="float" office:value="74.859999999999985" table:style-name="ce11">
            <text:p>7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18.32" table:style-name="ce11">
            <text:p>18.3</text:p>
          </table:table-cell>
          <table:table-cell office:value-type="float" office:value="4.08" table:style-name="ce11">
            <text:p>4.1</text:p>
          </table:table-cell>
          <table:table-cell office:value-type="float" office:value="30.139999999999997" table:style-name="ce11">
            <text:p>30.1</text:p>
          </table:table-cell>
          <table:table-cell office:value-type="float" office:value="47.519999999999996" table:style-name="ce11">
            <text:p>47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271.8" table:style-name="ce1">
            <text:p>271.8</text:p>
          </table:table-cell>
          <table:table-cell office:value-type="float" office:value="43.4" table:style-name="ce1">
            <text:p>43.4</text:p>
          </table:table-cell>
          <table:table-cell office:value-type="float" office:value="35.4" table:style-name="ce1">
            <text:p>35.4</text:p>
          </table:table-cell>
          <table:table-cell table:number-columns-repeated="16380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0" table:style-name="ce1">
            <text:p>0</text:p>
          </table:table-cell>
          <table:table-cell office:value-type="float" office:value="1623.4" table:style-name="ce1">
            <text:p>1623.4</text:p>
          </table:table-cell>
          <table:table-cell office:value-type="float" office:value="181.8" table:style-name="ce1">
            <text:p>181.8</text:p>
          </table:table-cell>
          <table:table-cell table:number-columns-repeated="16380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0.6" table:style-name="ce1">
            <text:p>0.6</text:p>
          </table:table-cell>
          <table:table-cell office:value-type="float" office:value="7665.1999999999989" table:style-name="ce1">
            <text:p>7665.2</text:p>
          </table:table-cell>
          <table:table-cell office:value-type="float" office:value="198.8" table:style-name="ce1">
            <text:p>198.8</text:p>
          </table:table-cell>
          <table:table-cell table:number-columns-repeated="16380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0" table:style-name="ce1">
            <text:p>0</text:p>
          </table:table-cell>
          <table:table-cell office:value-type="float" office:value="2021.2" table:style-name="ce1">
            <text:p>2021.2</text:p>
          </table:table-cell>
          <table:table-cell office:value-type="float" office:value="249.6" table:style-name="ce1">
            <text:p>249.6</text:p>
          </table:table-cell>
          <table:table-cell table:number-columns-repeated="16380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0.2" table:style-name="ce1">
            <text:p>0.2</text:p>
          </table:table-cell>
          <table:table-cell office:value-type="float" office:value="2500.6" table:style-name="ce1">
            <text:p>2500.6</text:p>
          </table:table-cell>
          <table:table-cell office:value-type="float" office:value="200.10000000000002" table:style-name="ce1">
            <text:p>200.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.52" table:formula="msoxl:=AVERAGE(B2:B6)" table:style-name="ce8">
            <text:p>54.5</text:p>
          </table:table-cell>
          <table:table-cell office:value-type="float" office:value="2770.76" table:formula="msoxl:=AVERAGE(C2:C6)" table:style-name="ce8">
            <text:p>2770.8</text:p>
          </table:table-cell>
          <table:table-cell office:value-type="float" office:value="173.14000000000001" table:formula="msoxl:=AVERAGE(D2:D6)" table:style-name="ce8">
            <text:p>17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6.48381511371971" table:formula="msoxl:=IF(B8=0,0,MAX(SUMPRODUCT(B2:B6,B2:B6)/SUM(B2:B6)-B8,0))" table:style-name="ce8">
            <text:p>216.5</text:p>
          </table:table-cell>
          <table:table-cell office:value-type="float" office:value="2406.9422881808578" table:formula="msoxl:=IF(C8=0,0,MAX(SUMPRODUCT(C2:C6,C2:C6)/SUM(C2:C6)-C8,0))" table:style-name="ce8">
            <text:p>2406.9</text:p>
          </table:table-cell>
          <table:table-cell office:value-type="float" office:value="30.355448769781674" table:formula="msoxl:=IF(D8=0,0,MAX(SUMPRODUCT(D2:D6,D2:D6)/SUM(D2:D6)-D8,0))" table:style-name="ce8">
            <text:p>30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9618488628028672" table:formula="msoxl:=ABS(MAX(B2:B6)-B8-B9)" table:style-name="ce8">
            <text:p>0.8</text:p>
          </table:table-cell>
          <table:table-cell office:value-type="float" office:value="2487.4977118191409" table:formula="msoxl:=ABS(MAX(C2:C6)-C8-C9)" table:style-name="ce8">
            <text:p>2487.5</text:p>
          </table:table-cell>
          <table:table-cell office:value-type="float" office:value="46.104551230218306" table:formula="msoxl:=ABS(MAX(D2:D6)-D8-D9)" table:style-name="ce8">
            <text:p>46.1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0" table:style-name="ce1">
            <text:p>0</text:p>
          </table:table-cell>
          <table:table-cell office:value-type="float" office:value="8.9" table:style-name="ce1">
            <text:p>8.9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8" table:style-name="ce1">
            <text:p>17.8</text:p>
          </table:table-cell>
          <table:table-cell table:number-columns-repeated="1612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0" table:style-name="ce1">
            <text:p>0</text:p>
          </table:table-cell>
          <table:table-cell office:value-type="float" office:value="8.9" table:style-name="ce1">
            <text:p>8.9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8" table:style-name="ce1">
            <text:p>17.8</text:p>
          </table:table-cell>
          <table:table-cell table:number-columns-repeated="1612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103.1" table:style-name="ce1">
            <text:p>103.1</text:p>
          </table:table-cell>
          <table:table-cell office:value-type="float" office:value="38.5" table:style-name="ce1">
            <text:p>38.5</text:p>
          </table:table-cell>
          <table:table-cell office:value-type="float" office:value="38.4" table:style-name="ce1">
            <text:p>38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0" table:style-name="ce1">
            <text:p>180</text:p>
          </table:table-cell>
          <table:table-cell table:number-columns-repeated="1612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80.8" table:style-name="ce1">
            <text:p>80.8</text:p>
          </table:table-cell>
          <table:table-cell office:value-type="float" office:value="12.5" table:style-name="ce1">
            <text:p>12.5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.6" table:style-name="ce1">
            <text:p>10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6.779999999999994" table:formula="msoxl:=AVERAGE(B2:B6)" table:style-name="ce8">
            <text:p>36.8</text:p>
          </table:table-cell>
          <table:table-cell office:value-type="float" office:value="15.379999999999999" table:formula="msoxl:=AVERAGE(C2:C6)" table:style-name="ce8">
            <text:p>15.4</text:p>
          </table:table-cell>
          <table:table-cell office:value-type="float" office:value="15.319999999999999" table:formula="msoxl:=AVERAGE(D2:D6)" table:style-name="ce8">
            <text:p>15.3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.522066340402411" table:formula="msoxl:=IF(B8=0,0,MAX(SUMPRODUCT(B2:B6,B2:B6)/SUM(B2:B6)-B8,0))" table:style-name="ce8">
            <text:p>56.5</text:p>
          </table:table-cell>
          <table:table-cell office:value-type="float" office:value="8.8401560468140481" table:formula="msoxl:=IF(C8=0,0,MAX(SUMPRODUCT(C2:C6,C2:C6)/SUM(C2:C6)-C8,0))" table:style-name="ce8">
            <text:p>8.8</text:p>
          </table:table-cell>
          <table:table-cell office:value-type="float" office:value="8.8298694516971299" table:formula="msoxl:=IF(D8=0,0,MAX(SUMPRODUCT(D2:D6,D2:D6)/SUM(D2:D6)-D8,0))" table:style-name="ce8">
            <text:p>8.8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.7979336595975823" table:formula="msoxl:=ABS(MAX(B2:B6)-B8-B9)" table:style-name="ce8">
            <text:p>9.8</text:p>
          </table:table-cell>
          <table:table-cell office:value-type="float" office:value="14.279843953185953" table:formula="msoxl:=ABS(MAX(C2:C6)-C8-C9)" table:style-name="ce8">
            <text:p>14.3</text:p>
          </table:table-cell>
          <table:table-cell office:value-type="float" office:value="14.250130548302868" table:formula="msoxl:=ABS(MAX(D2:D6)-D8-D9)" table:style-name="ce8">
            <text:p>14.3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3.302066340402405" table:formula="msoxl:=B8+ B9" table:style-name="ce8">
            <text:p>93.3</text:p>
          </table:table-cell>
          <table:table-cell office:value-type="float" office:value="24.220156046814047" table:formula="msoxl:=C8+ C9" table:style-name="ce8">
            <text:p>24.2</text:p>
          </table:table-cell>
          <table:table-cell office:value-type="float" office:value="24.149869451697128" table:formula="msoxl:=D8+ D9" table:style-name="ce8">
            <text:p>24.1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17" table:style-name="ce1">
            <text:p>17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.700000000000003" table:style-name="ce1">
            <text:p>34.7</text:p>
          </table:table-cell>
          <table:table-cell table:number-columns-repeated="1612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31.1" table:style-name="ce1">
            <text:p>31.1</text:p>
          </table:table-cell>
          <table:table-cell office:value-type="float" office:value="31.1" table:style-name="ce1">
            <text:p>3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.2" table:style-name="ce1">
            <text:p>62.2</text:p>
          </table:table-cell>
          <table:table-cell table:number-columns-repeated="1612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46.2" table:style-name="ce1">
            <text:p>46.2</text:p>
          </table:table-cell>
          <table:table-cell office:value-type="float" office:value="46.4" table:style-name="ce1">
            <text:p>46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.899999999999991" table:style-name="ce1">
            <text:p>92.9</text:p>
          </table:table-cell>
          <table:table-cell table:number-columns-repeated="1612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3.19999999999999" table:style-name="ce1">
            <text:p>153.2</text:p>
          </table:table-cell>
          <table:table-cell table:number-columns-repeated="1612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70" table:style-name="ce1">
            <text:p>70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0.4" table:style-name="ce1">
            <text:p>14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8.18" table:formula="msoxl:=AVERAGE(B2:B6)" table:style-name="ce8">
            <text:p>48.2</text:p>
          </table:table-cell>
          <table:table-cell office:value-type="float" office:value="48.379999999999995" table:formula="msoxl:=AVERAGE(C2:C6)" table:style-name="ce8">
            <text:p>48.4</text:p>
          </table:table-cell>
          <table:table-cell office:value-type="float" office:value="0.12" table:formula="msoxl:=AVERAGE(D2:D6)" table:style-name="ce8">
            <text:p>0.1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.592146118721459" table:formula="msoxl:=IF(B8=0,0,MAX(SUMPRODUCT(B2:B6,B2:B6)/SUM(B2:B6)-B8,0))" table:style-name="ce8">
            <text:p>10.6</text:p>
          </table:table-cell>
          <table:table-cell office:value-type="float" office:value="10.384076064489463" table:formula="msoxl:=IF(C8=0,0,MAX(SUMPRODUCT(C2:C6,C2:C6)/SUM(C2:C6)-C8,0))" table:style-name="ce8">
            <text:p>10.4</text:p>
          </table:table-cell>
          <table:table-cell office:value-type="float" office:value="0.18" table:formula="msoxl:=IF(D8=0,0,MAX(SUMPRODUCT(D2:D6,D2:D6)/SUM(D2:D6)-D8,0))" table:style-name="ce8">
            <text:p>0.2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7.827853881278536" table:formula="msoxl:=ABS(MAX(B2:B6)-B8-B9)" table:style-name="ce8">
            <text:p>17.8</text:p>
          </table:table-cell>
          <table:table-cell office:value-type="float" office:value="17.835923935510536" table:formula="msoxl:=ABS(MAX(C2:C6)-C8-C9)" table:style-name="ce8">
            <text:p>17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8.772146118721459" table:formula="msoxl:=B8+ B9" table:style-name="ce8">
            <text:p>58.8</text:p>
          </table:table-cell>
          <table:table-cell office:value-type="float" office:value="58.764076064489458" table:formula="msoxl:=C8+ C9" table:style-name="ce8">
            <text:p>58.8</text:p>
          </table:table-cell>
          <table:table-cell office:value-type="float" office:value="0.3" table:formula="msoxl:=D8+ D9" table:style-name="ce8">
            <text:p>0.3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135.9" table:style-name="ce1">
            <text:p>135.9</text:p>
          </table:table-cell>
          <table:table-cell office:value-type="float" office:value="135.9" table:style-name="ce1">
            <text:p>13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1.8" table:style-name="ce1">
            <text:p>271.8</text:p>
          </table:table-cell>
          <table:table-cell table:number-columns-repeated="1612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7.26" table:formula="msoxl:=AVERAGE(B2:B6)" table:style-name="ce8">
            <text:p>27.3</text:p>
          </table:table-cell>
          <table:table-cell office:value-type="float" office:value="27.26" table:formula="msoxl:=AVERAGE(C2:C6)" table:style-name="ce8">
            <text:p>27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8.24190755685986" table:formula="msoxl:=IF(B8=0,0,MAX(SUMPRODUCT(B2:B6,B2:B6)/SUM(B2:B6)-B8,0))" table:style-name="ce8">
            <text:p>108.2</text:p>
          </table:table-cell>
          <table:table-cell office:value-type="float" office:value="108.24190755685986" table:formula="msoxl:=IF(C8=0,0,MAX(SUMPRODUCT(C2:C6,C2:C6)/SUM(C2:C6)-C8,0))" table:style-name="ce8">
            <text:p>108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9809244314014336" table:formula="msoxl:=ABS(MAX(B2:B6)-B8-B9)" table:style-name="ce8">
            <text:p>0.4</text:p>
          </table:table-cell>
          <table:table-cell office:value-type="float" office:value="0.39809244314014336" table:formula="msoxl:=ABS(MAX(C2:C6)-C8-C9)" table:style-name="ce8">
            <text:p>0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5.50190755685986" table:formula="msoxl:=B8+ B9" table:style-name="ce8">
            <text:p>135.5</text:p>
          </table:table-cell>
          <table:table-cell office:value-type="float" office:value="135.50190755685986" table:formula="msoxl:=C8+ C9" table:style-name="ce8">
            <text:p>135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21.7" table:style-name="ce1">
            <text:p>21.7</text:p>
          </table:table-cell>
          <table:table-cell office:value-type="float" office:value="21.7" table:style-name="ce1">
            <text:p>2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4" table:style-name="ce1">
            <text:p>43.4</text:p>
          </table:table-cell>
          <table:table-cell table:number-columns-repeated="1612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811.7" table:style-name="ce1">
            <text:p>811.7</text:p>
          </table:table-cell>
          <table:table-cell office:value-type="float" office:value="811.7" table:style-name="ce1">
            <text:p>81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3.4" table:style-name="ce1">
            <text:p>1623.4</text:p>
          </table:table-cell>
          <table:table-cell table:number-columns-repeated="1612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3832.6" table:style-name="ce1">
            <text:p>3832.6</text:p>
          </table:table-cell>
          <table:table-cell office:value-type="float" office:value="3801.7" table:style-name="ce1">
            <text:p>3801.7</text:p>
          </table:table-cell>
          <table:table-cell office:value-type="float" office:value="30.9" table:style-name="ce1">
            <text:p>30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65.1999999999989" table:style-name="ce1">
            <text:p>7665.2</text:p>
          </table:table-cell>
          <table:table-cell table:number-columns-repeated="1612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010.6" table:style-name="ce1">
            <text:p>1010.6</text:p>
          </table:table-cell>
          <table:table-cell office:value-type="float" office:value="1010.6" table:style-name="ce1">
            <text:p>101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1.2" table:style-name="ce1">
            <text:p>2021.2</text:p>
          </table:table-cell>
          <table:table-cell table:number-columns-repeated="1612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250.3" table:style-name="ce1">
            <text:p>1250.3</text:p>
          </table:table-cell>
          <table:table-cell office:value-type="float" office:value="1223.4000000000001" table:style-name="ce1">
            <text:p>1223.4</text:p>
          </table:table-cell>
          <table:table-cell office:value-type="float" office:value="26.9" table:style-name="ce1">
            <text:p>26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00.6" table:style-name="ce1">
            <text:p>250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85.38" table:formula="msoxl:=AVERAGE(B2:B6)" table:style-name="ce8">
            <text:p>1385.4</text:p>
          </table:table-cell>
          <table:table-cell office:value-type="float" office:value="1373.8200000000002" table:formula="msoxl:=AVERAGE(C2:C6)" table:style-name="ce8">
            <text:p>1373.8</text:p>
          </table:table-cell>
          <table:table-cell office:value-type="float" office:value="11.559999999999999" table:formula="msoxl:=AVERAGE(D2:D6)" table:style-name="ce8">
            <text:p>11.6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03.4711440904293" table:formula="msoxl:=IF(B8=0,0,MAX(SUMPRODUCT(B2:B6,B2:B6)/SUM(B2:B6)-B8,0))" table:style-name="ce8">
            <text:p>1203.5</text:p>
          </table:table-cell>
          <table:table-cell office:value-type="float" office:value="1192.7856091773297" table:formula="msoxl:=IF(C8=0,0,MAX(SUMPRODUCT(C2:C6,C2:C6)/SUM(C2:C6)-C8,0))" table:style-name="ce8">
            <text:p>1192.8</text:p>
          </table:table-cell>
          <table:table-cell office:value-type="float" office:value="17.47840830449827" table:formula="msoxl:=IF(D8=0,0,MAX(SUMPRODUCT(D2:D6,D2:D6)/SUM(D2:D6)-D8,0))" table:style-name="ce8">
            <text:p>17.5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43.7488559095705" table:formula="msoxl:=ABS(MAX(B2:B6)-B8-B9)" table:style-name="ce8">
            <text:p>1243.7</text:p>
          </table:table-cell>
          <table:table-cell office:value-type="float" office:value="1235.09439082267" table:formula="msoxl:=ABS(MAX(C2:C6)-C8-C9)" table:style-name="ce8">
            <text:p>1235.1</text:p>
          </table:table-cell>
          <table:table-cell office:value-type="float" office:value="1.8615916955017298" table:formula="msoxl:=ABS(MAX(D2:D6)-D8-D9)" table:style-name="ce8">
            <text:p>1.9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588.8511440904294" table:formula="msoxl:=B8+ B9" table:style-name="ce8">
            <text:p>2588.9</text:p>
          </table:table-cell>
          <table:table-cell office:value-type="float" office:value="2566.6056091773298" table:formula="msoxl:=C8+ C9" table:style-name="ce8">
            <text:p>2566.6</text:p>
          </table:table-cell>
          <table:table-cell office:value-type="float" office:value="29.038408304498269" table:formula="msoxl:=D8+ D9" table:style-name="ce8">
            <text:p>29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17.7" table:style-name="ce1">
            <text:p>17.7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.4" table:style-name="ce1">
            <text:p>35.4</text:p>
          </table:table-cell>
          <table:table-cell table:number-columns-repeated="1612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90.9" table:style-name="ce1">
            <text:p>90.9</text:p>
          </table:table-cell>
          <table:table-cell office:value-type="float" office:value="90.9" table:style-name="ce1">
            <text:p>9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1.8" table:style-name="ce1">
            <text:p>181.8</text:p>
          </table:table-cell>
          <table:table-cell table:number-columns-repeated="1612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99.4" table:style-name="ce1">
            <text:p>99.4</text:p>
          </table:table-cell>
          <table:table-cell office:value-type="float" office:value="99.1" table:style-name="ce1">
            <text:p>99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.8" table:style-name="ce1">
            <text:p>198.8</text:p>
          </table:table-cell>
          <table:table-cell table:number-columns-repeated="1612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24.8" table:style-name="ce1">
            <text:p>124.8</text:p>
          </table:table-cell>
          <table:table-cell office:value-type="float" office:value="124.8" table:style-name="ce1">
            <text:p>12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.6" table:style-name="ce1">
            <text:p>249.6</text:p>
          </table:table-cell>
          <table:table-cell table:number-columns-repeated="1612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00.1" table:style-name="ce1">
            <text:p>100.1</text:p>
          </table:table-cell>
          <table:table-cell office:value-type="float" office:value="99.7" table:style-name="ce1">
            <text:p>99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0.10000000000002" table:style-name="ce1">
            <text:p>200.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6.58" table:formula="msoxl:=AVERAGE(B2:B6)" table:style-name="ce8">
            <text:p>86.6</text:p>
          </table:table-cell>
          <table:table-cell office:value-type="float" office:value="86.44" table:formula="msoxl:=AVERAGE(C2:C6)" table:style-name="ce8">
            <text:p>86.4</text:p>
          </table:table-cell>
          <table:table-cell office:value-type="float" office:value="0.12" table:formula="msoxl:=AVERAGE(D2:D6)" table:style-name="ce8">
            <text:p>0.1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.179089859089856" table:formula="msoxl:=IF(B8=0,0,MAX(SUMPRODUCT(B2:B6,B2:B6)/SUM(B2:B6)-B8,0))" table:style-name="ce8">
            <text:p>15.2</text:p>
          </table:table-cell>
          <table:table-cell office:value-type="float" office:value="15.161203146691363" table:formula="msoxl:=IF(C8=0,0,MAX(SUMPRODUCT(C2:C6,C2:C6)/SUM(C2:C6)-C8,0))" table:style-name="ce8">
            <text:p>15.2</text:p>
          </table:table-cell>
          <table:table-cell office:value-type="float" office:value="0.18" table:formula="msoxl:=IF(D8=0,0,MAX(SUMPRODUCT(D2:D6,D2:D6)/SUM(D2:D6)-D8,0))" table:style-name="ce8">
            <text:p>0.2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3.040910140910142" table:formula="msoxl:=ABS(MAX(B2:B6)-B8-B9)" table:style-name="ce8">
            <text:p>23.0</text:p>
          </table:table-cell>
          <table:table-cell office:value-type="float" office:value="23.198796853308636" table:formula="msoxl:=ABS(MAX(C2:C6)-C8-C9)" table:style-name="ce8">
            <text:p>23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1.75908985908985" table:formula="msoxl:=B8+ B9" table:style-name="ce8">
            <text:p>101.8</text:p>
          </table:table-cell>
          <table:table-cell office:value-type="float" office:value="101.60120314669136" table:formula="msoxl:=C8+ C9" table:style-name="ce8">
            <text:p>101.6</text:p>
          </table:table-cell>
          <table:table-cell office:value-type="float" office:value="0.3" table:formula="msoxl:=D8+ D9" table:style-name="ce8">
            <text:p>0.3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34.1" table:style-name="ce1">
            <text:p>3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35.1" table:style-name="ce1">
            <text:p>3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35.1" table:style-name="ce1">
            <text:p>3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.64" table:formula="msoxl:=AVERAGE(B2:B6)" table:style-name="ce8">
            <text:p>34.6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0369515011540216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5196304849884683" table:formula="msoxl:=ABS(MAX(B2:B6)-B8-B9)" table:style-name="ce8">
            <text:p>0.5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39.9" table:style-name="ce1">
            <text:p>139.9</text:p>
          </table:table-cell>
          <table:table-cell office:value-type="float" office:value="24.6" table:style-name="ce1">
            <text:p>24.6</text:p>
          </table:table-cell>
          <table:table-cell office:value-type="float" office:value="115.2" table:style-name="ce1">
            <text:p>115.2</text:p>
          </table:table-cell>
          <table:table-cell office:value-type="float" office:value="387.9" table:style-name="ce1">
            <text:p>387.9</text:p>
          </table:table-cell>
          <table:table-cell office:value-type="float" office:value="0" table:style-name="ce1">
            <text:p>0</text:p>
          </table:table-cell>
          <table:table-cell office:value-type="float" office:value="515" table:style-name="ce1">
            <text:p>515</text:p>
          </table:table-cell>
          <table:table-cell office:value-type="float" office:value="1203" table:style-name="ce1">
            <text:p>1203</text:p>
          </table:table-cell>
          <table:table-cell office:value-type="float" office:value="-1" table:style-name="ce1">
            <text:p>-1</text:p>
          </table:table-cell>
          <table:table-cell office:value-type="float" office:value="103.1" table:style-name="ce1">
            <text:p>103.1</text:p>
          </table:table-cell>
          <table:table-cell office:value-type="float" office:value="0.4" table:style-name="ce1">
            <text:p>0.4</text:p>
          </table:table-cell>
          <table:table-cell office:value-type="float" office:value="618.5" table:style-name="ce1">
            <text:p>618.5</text:p>
          </table:table-cell>
          <table:table-cell table:number-columns-repeated="1636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11.7" table:style-name="ce1">
            <text:p>111.7</text:p>
          </table:table-cell>
          <table:table-cell office:value-type="float" office:value="1.6" table:style-name="ce1">
            <text:p>1.6</text:p>
          </table:table-cell>
          <table:table-cell office:value-type="float" office:value="110.1" table:style-name="ce1">
            <text:p>110.1</text:p>
          </table:table-cell>
          <table:table-cell office:value-type="float" office:value="387.9" table:style-name="ce1">
            <text:p>387.9</text:p>
          </table:table-cell>
          <table:table-cell office:value-type="float" office:value="0" table:style-name="ce1">
            <text:p>0</text:p>
          </table:table-cell>
          <table:table-cell office:value-type="float" office:value="525.20000000000005" table:style-name="ce1">
            <text:p>525.2</text:p>
          </table:table-cell>
          <table:table-cell office:value-type="float" office:value="1221.5" table:style-name="ce1">
            <text:p>1221.5</text:p>
          </table:table-cell>
          <table:table-cell office:value-type="float" office:value="-1" table:style-name="ce1">
            <text:p>-1</text:p>
          </table:table-cell>
          <table:table-cell office:value-type="float" office:value="105.5" table:style-name="ce1">
            <text:p>105.5</text:p>
          </table:table-cell>
          <table:table-cell office:value-type="float" office:value="0.4" table:style-name="ce1">
            <text:p>0.4</text:p>
          </table:table-cell>
          <table:table-cell office:value-type="float" office:value="627.6" table:style-name="ce1">
            <text:p>627.6</text:p>
          </table:table-cell>
          <table:table-cell table:number-columns-repeated="1636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0.5" table:style-name="ce1">
            <text:p>60.5</text:p>
          </table:table-cell>
          <table:table-cell office:value-type="float" office:value="9.9" table:style-name="ce1">
            <text:p>9.9</text:p>
          </table:table-cell>
          <table:table-cell office:value-type="float" office:value="50.6" table:style-name="ce1">
            <text:p>50.6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581.6" table:style-name="ce1">
            <text:p>581.6</text:p>
          </table:table-cell>
          <table:table-cell office:value-type="float" office:value="1249.8" table:style-name="ce1">
            <text:p>1249.8</text:p>
          </table:table-cell>
          <table:table-cell office:value-type="float" office:value="-1" table:style-name="ce1">
            <text:p>-1</text:p>
          </table:table-cell>
          <table:table-cell office:value-type="float" office:value="101.6" table:style-name="ce1">
            <text:p>101.6</text:p>
          </table:table-cell>
          <table:table-cell office:value-type="float" office:value="0.4" table:style-name="ce1">
            <text:p>0.4</text:p>
          </table:table-cell>
          <table:table-cell office:value-type="float" office:value="651.79999999999995" table:style-name="ce1">
            <text:p>651.8</text:p>
          </table:table-cell>
          <table:table-cell table:number-columns-repeated="1636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9.6" table:style-name="ce1">
            <text:p>59.6</text:p>
          </table:table-cell>
          <table:table-cell office:value-type="float" office:value="5.4" table:style-name="ce1">
            <text:p>5.4</text:p>
          </table:table-cell>
          <table:table-cell office:value-type="float" office:value="54.2" table:style-name="ce1">
            <text:p>54.2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582.1" table:style-name="ce1">
            <text:p>582.1</text:p>
          </table:table-cell>
          <table:table-cell office:value-type="float" office:value="1254.3" table:style-name="ce1">
            <text:p>1254.3</text:p>
          </table:table-cell>
          <table:table-cell office:value-type="float" office:value="-1" table:style-name="ce1">
            <text:p>-1</text:p>
          </table:table-cell>
          <table:table-cell office:value-type="float" office:value="105.1" table:style-name="ce1">
            <text:p>105.1</text:p>
          </table:table-cell>
          <table:table-cell office:value-type="float" office:value="0.4" table:style-name="ce1">
            <text:p>0.4</text:p>
          </table:table-cell>
          <table:table-cell office:value-type="float" office:value="648.29999999999995" table:style-name="ce1">
            <text:p>648.3</text:p>
          </table:table-cell>
          <table:table-cell table:number-columns-repeated="1636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84.4" table:style-name="ce1">
            <text:p>84.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5.099999999999994" table:style-name="ce1">
            <text:p>75.1</text:p>
          </table:table-cell>
          <table:table-cell office:value-type="float" office:value="386.2" table:style-name="ce1">
            <text:p>386.2</text:p>
          </table:table-cell>
          <table:table-cell office:value-type="float" office:value="0" table:style-name="ce1">
            <text:p>0</text:p>
          </table:table-cell>
          <table:table-cell office:value-type="float" office:value="558.4" table:style-name="ce1">
            <text:p>558.4</text:p>
          </table:table-cell>
          <table:table-cell office:value-type="float" office:value="1234.3" table:style-name="ce1">
            <text:p>1234.3</text:p>
          </table:table-cell>
          <table:table-cell office:value-type="float" office:value="-1" table:style-name="ce1">
            <text:p>-1</text:p>
          </table:table-cell>
          <table:table-cell office:value-type="float" office:value="102.7" table:style-name="ce1">
            <text:p>102.7</text:p>
          </table:table-cell>
          <table:table-cell office:value-type="float" office:value="0.2" table:style-name="ce1">
            <text:p>0.2</text:p>
          </table:table-cell>
          <table:table-cell office:value-type="float" office:value="640.70000000000005" table:style-name="ce1">
            <text:p>640.7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0" table:style-name="ce1">
            <text:p>0</text:p>
          </table:table-cell>
          <table:table-cell office:value-type="float" office:value="170.2" table:style-name="ce1">
            <text:p>170.2</text:p>
          </table:table-cell>
          <table:table-cell office:value-type="float" office:value="0" table:style-name="ce1">
            <text:p>0</text:p>
          </table:table-cell>
          <table:table-cell office:value-type="float" office:value="422.1" table:style-name="ce1">
            <text:p>422.1</text:p>
          </table:table-cell>
          <table:table-cell office:value-type="float" office:value="0" table:style-name="ce1">
            <text:p>0</text:p>
          </table:table-cell>
          <table:table-cell office:value-type="float" office:value="592.29999999999995" table:style-name="ce1">
            <text:p>592.3</text:p>
          </table:table-cell>
          <table:table-cell office:value-type="float" office:value="170.2" table:style-name="ce1">
            <text:p>170.2</text:p>
          </table:table-cell>
          <table:table-cell office:value-type="float" office:value="-422.1" table:style-name="ce1">
            <text:p>-422.1</text:p>
          </table:table-cell>
          <table:table-cell table:number-columns-repeated="16375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0" table:style-name="ce1">
            <text:p>0</text:p>
          </table:table-cell>
          <table:table-cell office:value-type="float" office:value="93.2" table:style-name="ce1">
            <text:p>93.2</text:p>
          </table:table-cell>
          <table:table-cell office:value-type="float" office:value="0" table:style-name="ce1">
            <text:p>0</text:p>
          </table:table-cell>
          <table:table-cell office:value-type="float" office:value="1901.7" table:style-name="ce1">
            <text:p>1901.7</text:p>
          </table:table-cell>
          <table:table-cell office:value-type="float" office:value="0" table:style-name="ce1">
            <text:p>0</text:p>
          </table:table-cell>
          <table:table-cell office:value-type="float" office:value="1994.9" table:style-name="ce1">
            <text:p>1994.9</text:p>
          </table:table-cell>
          <table:table-cell office:value-type="float" office:value="93.2" table:style-name="ce1">
            <text:p>93.2</text:p>
          </table:table-cell>
          <table:table-cell office:value-type="float" office:value="-1901.7" table:style-name="ce1">
            <text:p>-1901.7</text:p>
          </table:table-cell>
          <table:table-cell table:number-columns-repeated="16375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175.5" table:style-name="ce1">
            <text:p>175.5</text:p>
          </table:table-cell>
          <table:table-cell office:value-type="float" office:value="0" table:style-name="ce1">
            <text:p>0</text:p>
          </table:table-cell>
          <table:table-cell office:value-type="float" office:value="182.7" table:style-name="ce1">
            <text:p>182.7</text:p>
          </table:table-cell>
          <table:table-cell office:value-type="float" office:value="7.2" table:style-name="ce1">
            <text:p>7.2</text:p>
          </table:table-cell>
          <table:table-cell office:value-type="float" office:value="-175.5" table:style-name="ce1">
            <text:p>-175.5</text:p>
          </table:table-cell>
          <table:table-cell table:number-columns-repeated="16375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0" table:style-name="ce1">
            <text:p>0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524.6" table:style-name="ce1">
            <text:p>524.6</text:p>
          </table:table-cell>
          <table:table-cell office:value-type="float" office:value="0" table:style-name="ce1">
            <text:p>0</text:p>
          </table:table-cell>
          <table:table-cell office:value-type="float" office:value="544" table:style-name="ce1">
            <text:p>54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-524.6" table:style-name="ce1">
            <text:p>-524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58.11999999999999" table:formula="msoxl:=AVERAGE(C2:C6)" table:style-name="ce8">
            <text:p>58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604.79999999999995" table:formula="msoxl:=AVERAGE(E2:E6)" table:style-name="ce8">
            <text:p>604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72.929002064693762" table:formula="msoxl:=IF(C8=0,0,MAX(SUMPRODUCT(C2:C6,C2:C6)/SUM(C2:C6)-C8,0))" table:style-name="ce8">
            <text:p>72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751.23066137566138" table:formula="msoxl:=IF(E8=0,0,MAX(SUMPRODUCT(E2:E6,E2:E6)/SUM(E2:E6)-E8,0))" table:style-name="ce8">
            <text:p>751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39.150997935306236" table:formula="msoxl:=ABS(MAX(C2:C6)-C8-C9)" table:style-name="ce8">
            <text:p>39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545.66933862433871" table:formula="msoxl:=ABS(MAX(E2:E6)-E8-E9)" table:style-name="ce8">
            <text:p>545.7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0" table:style-name="ce1">
            <text:p>0</text:p>
          </table:table-cell>
          <table:table-cell office:value-type="float" office:value="513.79999999999995" table:style-name="ce1">
            <text:p>513.8</text:p>
          </table:table-cell>
          <table:table-cell office:value-type="float" office:value="0" table:style-name="ce1">
            <text:p>0</text:p>
          </table:table-cell>
          <table:table-cell office:value-type="float" office:value="694.3" table:style-name="ce1">
            <text:p>694.3</text:p>
          </table:table-cell>
          <table:table-cell table:number-columns-repeated="16379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0" table:style-name="ce1">
            <text:p>0</text:p>
          </table:table-cell>
          <table:table-cell office:value-type="float" office:value="634" table:style-name="ce1">
            <text:p>634</text:p>
          </table:table-cell>
          <table:table-cell office:value-type="float" office:value="0" table:style-name="ce1">
            <text:p>0</text:p>
          </table:table-cell>
          <table:table-cell office:value-type="float" office:value="1479" table:style-name="ce1">
            <text:p>1479</text:p>
          </table:table-cell>
          <table:table-cell table:number-columns-repeated="16379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133.4" table:style-name="ce1">
            <text:p>133.4</text:p>
          </table:table-cell>
          <table:table-cell table:number-columns-repeated="16379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0" table:style-name="ce1">
            <text:p>0</text:p>
          </table:table-cell>
          <table:table-cell office:value-type="float" office:value="169.1" table:style-name="ce1">
            <text:p>169.1</text:p>
          </table:table-cell>
          <table:table-cell office:value-type="float" office:value="0" table:style-name="ce1">
            <text:p>0</text:p>
          </table:table-cell>
          <table:table-cell office:value-type="float" office:value="398.9" table:style-name="ce1">
            <text:p>398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278.67999999999995" table:formula="msoxl:=AVERAGE(C2:C6)" table:style-name="ce8">
            <text:p>278.7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541.26" table:formula="msoxl:=AVERAGE(E2:E6)" table:style-name="ce8">
            <text:p>54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223.05711784125174" table:formula="msoxl:=IF(C8=0,0,MAX(SUMPRODUCT(C2:C6,C2:C6)/SUM(C2:C6)-C8,0))" table:style-name="ce8">
            <text:p>223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510.51206887632566" table:formula="msoxl:=IF(E8=0,0,MAX(SUMPRODUCT(E2:E6,E2:E6)/SUM(E2:E6)-E8,0))" table:style-name="ce8">
            <text:p>5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132.26288215874831" table:formula="msoxl:=ABS(MAX(C2:C6)-C8-C9)" table:style-name="ce8">
            <text:p>132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427.22793112367435" table:formula="msoxl:=ABS(MAX(E2:E6)-E8-E9)" table:style-name="ce8">
            <text:p>427.2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314.9" table:style-name="ce1">
            <text:p>131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093.1" table:style-name="ce1">
            <text:p>209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6" table:style-name="ce1">
            <text:p>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15.8" table:style-name="ce1">
            <text:p>91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1019" table:style-name="ce1">
            <text:p>10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93" table:style-name="ce1">
            <text:p>7793</text:p>
          </table:table-cell>
          <table:table-cell office:value-type="float" office:value="5" table:style-name="ce1">
            <text:p>5</text:p>
          </table:table-cell>
          <table:table-cell office:value-type="float" office:value="398" table:style-name="ce1">
            <text:p>398</text:p>
          </table:table-cell>
          <table:table-cell office:value-type="float" office:value="2089" table:style-name="ce1">
            <text:p>2089</text:p>
          </table:table-cell>
          <table:table-cell office:value-type="float" office:value="-1" table:style-name="ce1">
            <text:p>-1</text:p>
          </table:table-cell>
          <table:table-cell office:value-type="float" office:value="158349" table:style-name="ce1">
            <text:p>1583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46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0" table:style-name="ce1">
            <text:p>880</text:p>
          </table:table-cell>
          <table:table-cell office:value-type="float" office:value="0" table:style-name="ce1">
            <text:p>0</text:p>
          </table:table-cell>
          <table:table-cell office:value-type="float" office:value="4036" table:style-name="ce1">
            <text:p>4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8350" table:style-name="ce1">
            <text:p>-158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" table:style-name="ce1">
            <text:p>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07" table:style-name="ce1">
            <text:p>-5107</text:p>
          </table:table-cell>
          <table:table-cell office:value-type="float" office:value="-3" table:style-name="ce1">
            <text:p>-3</text:p>
          </table:table-cell>
          <table:table-cell office:value-type="float" office:value="-533" table:style-name="ce1">
            <text:p>-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008" table:style-name="ce1">
            <text:p>175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table:number-columns-repeated="16346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9" table:style-name="ce1">
            <text:p>2859</text:p>
          </table:table-cell>
          <table:table-cell office:value-type="float" office:value="0" table:style-name="ce1">
            <text:p>0</text:p>
          </table:table-cell>
          <table:table-cell office:value-type="float" office:value="3472" table:style-name="ce1">
            <text:p>3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5008" table:style-name="ce1">
            <text:p>-175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9" table:style-name="ce1">
            <text:p>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-2" table:style-name="ce1">
            <text:p>-2</text:p>
          </table:table-cell>
          <table:table-cell office:value-type="float" office:value="-3425" table:style-name="ce1">
            <text:p>-3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1M3.000S" table:style-name="ce9">
            <text:p>15:01:03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M3.000S" table:style-name="ce10">
            <text:p>15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1M33.000S" table:style-name="ce9">
            <text:p>15:01:33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M33.000S" table:style-name="ce10">
            <text:p>15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2M3.000S" table:style-name="ce9">
            <text:p>15:02:03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2M3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2M33.000S" table:style-name="ce9">
            <text:p>15:02:33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2M33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3M3.000S" table:style-name="ce9">
            <text:p>15:03:03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3M3.000S" table:style-name="ce10">
            <text:p>15:03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5.4" table:style-name="ce1">
            <text:p>5.4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3.2" table:style-name="ce1">
            <text:p>93.2</text:p>
          </table:table-cell>
          <table:table-cell office:value-type="float" office:value="5.9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89.7" table:style-name="ce1">
            <text:p>89.7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4.2" table:style-name="ce1">
            <text:p>4.2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.7" table:style-name="ce1">
            <text:p>2.7</text:p>
          </table:table-cell>
          <table:table-cell office:value-type="float" office:value="2.9" table:style-name="ce1">
            <text:p>2.9</text:p>
          </table:table-cell>
          <table:table-cell office:value-type="float" office:value="85.2" table:style-name="ce1">
            <text:p>85.2</text:p>
          </table:table-cell>
          <table:table-cell office:value-type="float" office:value="11.899999999999999" table:style-name="ce1">
            <text:p>11.9</text:p>
          </table:table-cell>
          <table:table-cell table:number-columns-repeated="1637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3.5" table:style-name="ce1">
            <text:p>3.5</text:p>
          </table:table-cell>
          <table:table-cell office:value-type="float" office:value="5.9" table:style-name="ce1">
            <text:p>5.9</text:p>
          </table:table-cell>
          <table:table-cell office:value-type="float" office:value="70.7" table:style-name="ce1">
            <text:p>70.7</text:p>
          </table:table-cell>
          <table:table-cell office:value-type="float" office:value="23.4" table:style-name="ce1">
            <text:p>23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5.6" table:style-name="ce1">
            <text:p>15.6</text:p>
          </table:table-cell>
          <table:table-cell office:value-type="float" office:value="2.58" table:style-name="ce1">
            <text:p>2.58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78.960000000000008" table:style-name="ce1">
            <text:p>78.96</text:p>
          </table:table-cell>
          <table:table-cell office:value-type="float" office:value="18.18" table:style-name="ce1">
            <text:p>18.1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5.9" table:style-name="ce1">
            <text:p>5.9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92.8" table:style-name="ce1">
            <text:p>92.8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11.6" table:style-name="ce1">
            <text:p>11.6</text:p>
          </table:table-cell>
          <table:table-cell office:value-type="float" office:value="1.6" table:style-name="ce1">
            <text:p>1.6</text:p>
          </table:table-cell>
          <table:table-cell office:value-type="float" office:value="2.5" table:style-name="ce1">
            <text:p>2.5</text:p>
          </table:table-cell>
          <table:table-cell office:value-type="float" office:value="84.4" table:style-name="ce1">
            <text:p>84.4</text:p>
          </table:table-cell>
          <table:table-cell office:value-type="float" office:value="13.2" table:style-name="ce1">
            <text:p>13.2</text:p>
          </table:table-cell>
          <table:table-cell table:number-columns-repeated="1637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48.5" table:style-name="ce1">
            <text:p>48.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7" table:style-name="ce1">
            <text:p>3.7</text:p>
          </table:table-cell>
          <table:table-cell office:value-type="float" office:value="43.3" table:style-name="ce1">
            <text:p>43.3</text:p>
          </table:table-cell>
          <table:table-cell office:value-type="float" office:value="53.1" table:style-name="ce1">
            <text:p>53.1</text:p>
          </table:table-cell>
          <table:table-cell table:number-columns-repeated="1637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2.5" table:style-name="ce1">
            <text:p>12.5</text:p>
          </table:table-cell>
          <table:table-cell office:value-type="float" office:value="3.4" table:style-name="ce1">
            <text:p>3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79" table:style-name="ce1">
            <text:p>79</text:p>
          </table:table-cell>
          <table:table-cell office:value-type="float" office:value="15.9" table:style-name="ce1">
            <text:p>15.9</text:p>
          </table:table-cell>
          <table:table-cell table:number-columns-repeated="1637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8" table:style-name="ce1">
            <text:p>3.8</text:p>
          </table:table-cell>
          <table:table-cell office:value-type="float" office:value="74.7" table:style-name="ce1">
            <text:p>74.7</text:p>
          </table:table-cell>
          <table:table-cell office:value-type="float" office:value="21.5" table:style-name="ce1">
            <text:p>21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9.18" table:style-name="ce1">
            <text:p>19.18</text:p>
          </table:table-cell>
          <table:table-cell office:value-type="float" office:value="2.84" table:style-name="ce1">
            <text:p>2.84</text:p>
          </table:table-cell>
          <table:table-cell office:value-type="float" office:value="3.16" table:style-name="ce1">
            <text:p>3.16</text:p>
          </table:table-cell>
          <table:table-cell office:value-type="float" office:value="74.84" table:style-name="ce1">
            <text:p>74.84</text:p>
          </table:table-cell>
          <table:table-cell office:value-type="float" office:value="22.020000000000003" table:style-name="ce1">
            <text:p>22.0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5.4" table:style-name="ce1">
            <text:p>5.4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93.3" table:style-name="ce1">
            <text:p>93.3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10.4" table:style-name="ce1">
            <text:p>10.4</text:p>
          </table:table-cell>
          <table:table-cell office:value-type="float" office:value="2.1" table:style-name="ce1">
            <text:p>2.1</text:p>
          </table:table-cell>
          <table:table-cell office:value-type="float" office:value="2.5" table:style-name="ce1">
            <text:p>2.5</text:p>
          </table:table-cell>
          <table:table-cell office:value-type="float" office:value="85.1" table:style-name="ce1">
            <text:p>85.1</text:p>
          </table:table-cell>
          <table:table-cell office:value-type="float" office:value="12.5" table:style-name="ce1">
            <text:p>12.5</text:p>
          </table:table-cell>
          <table:table-cell table:number-columns-repeated="1637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47.6" table:style-name="ce1">
            <text:p>47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4" table:style-name="ce1">
            <text:p>3.4</text:p>
          </table:table-cell>
          <table:table-cell office:value-type="float" office:value="44.5" table:style-name="ce1">
            <text:p>44.5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4.3" table:style-name="ce1">
            <text:p>14.3</text:p>
          </table:table-cell>
          <table:table-cell office:value-type="float" office:value="2.1" table:style-name="ce1">
            <text:p>2.1</text:p>
          </table:table-cell>
          <table:table-cell office:value-type="float" office:value="4.7" table:style-name="ce1">
            <text:p>4.7</text:p>
          </table:table-cell>
          <table:table-cell office:value-type="float" office:value="79" table:style-name="ce1">
            <text:p>79</text:p>
          </table:table-cell>
          <table:table-cell office:value-type="float" office:value="16.400000000000002" table:style-name="ce1">
            <text:p>16.4</text:p>
          </table:table-cell>
          <table:table-cell table:number-columns-repeated="1637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9.2" table:style-name="ce1">
            <text:p>19.2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23.2" table:style-name="ce1">
            <text:p>23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9.380000000000003" table:style-name="ce1">
            <text:p>19.38</text:p>
          </table:table-cell>
          <table:table-cell office:value-type="float" office:value="2.64" table:style-name="ce1">
            <text:p>2.64</text:p>
          </table:table-cell>
          <table:table-cell office:value-type="float" office:value="3.14" table:style-name="ce1">
            <text:p>3.14</text:p>
          </table:table-cell>
          <table:table-cell office:value-type="float" office:value="74.859999999999985" table:style-name="ce1">
            <text:p>74.86</text:p>
          </table:table-cell>
          <table:table-cell office:value-type="float" office:value="22.020000000000003" table:style-name="ce1">
            <text:p>22.0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M3.000S" table:style-name="ce9">
            <text:p>15:01:0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6" table:style-name="ce1">
            <text:p>0.6</text:p>
          </table:table-cell>
          <table:table-cell office:value-type="float" office:value="1.8" table:style-name="ce1">
            <text:p>1.8</text:p>
          </table:table-cell>
          <table:table-cell office:value-type="float" office:value="92.6" table:style-name="ce1">
            <text:p>92.6</text:p>
          </table:table-cell>
          <table:table-cell office:value-type="float" office:value="5.6999999999999993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2287H1M33.000S" table:style-name="ce9">
            <text:p>15:01:33</text:p>
          </table:table-cell>
          <table:table-cell office:value-type="float" office:value="10.5" table:style-name="ce1">
            <text:p>10.5</text:p>
          </table:table-cell>
          <table:table-cell office:value-type="float" office:value="3.1" table:style-name="ce1">
            <text:p>3.1</text:p>
          </table:table-cell>
          <table:table-cell office:value-type="float" office:value="18" table:style-name="ce1">
            <text:p>18</text:p>
          </table:table-cell>
          <table:table-cell office:value-type="float" office:value="68.5" table:style-name="ce1">
            <text:p>68.5</text:p>
          </table:table-cell>
          <table:table-cell office:value-type="float" office:value="13.6" table:style-name="ce1">
            <text:p>13.6</text:p>
          </table:table-cell>
          <table:table-cell table:number-columns-repeated="16378"/>
        </table:table-row>
        <table:table-row table:style-name="ro1">
          <table:table-cell office:value-type="time" office:time-value="PT982287H2M3.000S" table:style-name="ce9">
            <text:p>15:02:03</text:p>
          </table:table-cell>
          <table:table-cell office:value-type="float" office:value="47.4" table:style-name="ce1">
            <text:p>47.4</text:p>
          </table:table-cell>
          <table:table-cell office:value-type="float" office:value="5.4" table:style-name="ce1">
            <text:p>5.4</text:p>
          </table:table-cell>
          <table:table-cell office:value-type="float" office:value="22.3" table:style-name="ce1">
            <text:p>22.3</text:p>
          </table:table-cell>
          <table:table-cell office:value-type="float" office:value="24.8" table:style-name="ce1">
            <text:p>24.8</text:p>
          </table:table-cell>
          <table:table-cell office:value-type="float" office:value="52.8" table:style-name="ce1">
            <text:p>52.8</text:p>
          </table:table-cell>
          <table:table-cell table:number-columns-repeated="16378"/>
        </table:table-row>
        <table:table-row table:style-name="ro1">
          <table:table-cell office:value-type="time" office:time-value="PT982287H2M33.000S" table:style-name="ce9">
            <text:p>15:02:33</text:p>
          </table:table-cell>
          <table:table-cell office:value-type="float" office:value="10.6" table:style-name="ce1">
            <text:p>10.6</text:p>
          </table:table-cell>
          <table:table-cell office:value-type="float" office:value="5.6" table:style-name="ce1">
            <text:p>5.6</text:p>
          </table:table-cell>
          <table:table-cell office:value-type="float" office:value="58.8" table:style-name="ce1">
            <text:p>58.8</text:p>
          </table:table-cell>
          <table:table-cell office:value-type="float" office:value="25.1" table:style-name="ce1">
            <text:p>25.1</text:p>
          </table:table-cell>
          <table:table-cell office:value-type="float" office:value="16.2" table:style-name="ce1">
            <text:p>16.2</text:p>
          </table:table-cell>
          <table:table-cell table:number-columns-repeated="16378"/>
        </table:table-row>
        <table:table-row table:style-name="ro1">
          <table:table-cell office:value-type="time" office:time-value="PT982287H3M3.000S" table:style-name="ce9">
            <text:p>15:03:03</text:p>
          </table:table-cell>
          <table:table-cell office:value-type="float" office:value="18" table:style-name="ce1">
            <text:p>18</text:p>
          </table:table-cell>
          <table:table-cell office:value-type="float" office:value="5.7" table:style-name="ce1">
            <text:p>5.7</text:p>
          </table:table-cell>
          <table:table-cell office:value-type="float" office:value="49.8" table:style-name="ce1">
            <text:p>49.8</text:p>
          </table:table-cell>
          <table:table-cell office:value-type="float" office:value="26.6" table:style-name="ce1">
            <text:p>26.6</text:p>
          </table:table-cell>
          <table:table-cell office:value-type="float" office:value="23.7" table:style-name="ce1">
            <text:p>23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8.32" table:style-name="ce1">
            <text:p>18.32</text:p>
          </table:table-cell>
          <table:table-cell office:value-type="float" office:value="4.08" table:style-name="ce1">
            <text:p>4.08</text:p>
          </table:table-cell>
          <table:table-cell office:value-type="float" office:value="30.139999999999997" table:style-name="ce1">
            <text:p>30.14</text:p>
          </table:table-cell>
          <table:table-cell office:value-type="float" office:value="47.519999999999996" table:style-name="ce1">
            <text:p>47.52</text:p>
          </table:table-cell>
          <table:table-cell office:value-type="float" office:value="22.4" table:style-name="ce1">
            <text:p>22.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31:00Z</meta:creation-date>
    <dc:date>2012-01-20T10:31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